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516d" officeooo:paragraph-rsid="0014516d"/>
    </style:style>
    <style:style style:name="P2" style:family="paragraph" style:parent-style-name="Standard">
      <style:text-properties officeooo:rsid="0014516d" officeooo:paragraph-rsid="0014516d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4516d" officeooo:paragraph-rsid="0014516d" style:font-size-asian="16pt" style:font-weight-asian="bold" style:font-size-complex="16pt" style:font-weight-complex="bold"/>
    </style:style>
    <style:style style:name="P7" style:family="paragraph" style:parent-style-name="Heading_20_3">
      <style:text-properties officeooo:rsid="001b973f" officeooo:paragraph-rsid="001b973f"/>
    </style:style>
    <style:style style:name="P8" style:family="paragraph" style:parent-style-name="Heading_20_3">
      <style:text-properties fo:font-weight="normal" style:font-weight-asian="normal" style:font-weight-complex="normal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>
      <style:text-properties officeooo:rsid="0014516d"/>
    </style:style>
    <style:style style:name="P21" style:family="paragraph" style:parent-style-name="Text_20_body">
      <style:text-properties officeooo:rsid="001b973f" officeooo:paragraph-rsid="001b97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LLABLE STATEMENT</text:p>
      <text:p text:style-name="P2"/>
      <text:h text:style-name="P1" text:outline-level="3"><text:span text:style-name="Strong_20_Emphasis">Ejercicio: Consulta de Información de Empleados</text:span></text:h>
      <text:p text:style-name="Text_20_body"><text:span text:style-name="Strong_20_Emphasis">Objetivo:</text:span></text:p>
      <text:list text:style-name="L1">
        <text:list-item>
          <text:p text:style-name="P14">Crear un procedimiento almacenado que devuelva el salario total de los empleados de un departamento específico.</text:p>
        </text:list-item>
        <text:list-item>
          <text:p text:style-name="P13">Utilizar <text:span text:style-name="Source_20_Text">CallableStatement</text:span> en Java para llamar al procedimiento almacenado y recibir un valor de salida.</text:p>
        </text:list-item>
      </text:list>
      <text:p text:style-name="P21">En caso de no tener la tabla</text:p>
      <text:h text:style-name="Heading_20_3" text:outline-level="3">Crear la Tabla <text:span text:style-name="Source_20_Text">empleados</text:span></text:h>
      <text:p text:style-name="Text_20_body">Primero, necesitamos tener la base de datos y la tabla <text:span text:style-name="Source_20_Text">empleados</text:span> para trabajar con el procedimiento almacenado. Supongamos que ya hemos creado la base de datos <text:span text:style-name="Source_20_Text">gestion_empleados</text:span> y la tabla <text:span text:style-name="Source_20_Text">empleados</text:span> con la siguiente estructura:</text:p>
      <text:p text:style-name="Preformatted_20_Text"/>
      <text:p text:style-name="P5"><text:span text:style-name="Source_20_Text">USE gestion_empleados;</text:span></text:p>
      <text:p text:style-name="P3"/>
      <text:p text:style-name="P3"><text:span text:style-name="Source_20_Text">CREATE TABLE empleados (</text:span></text:p>
      <text:p text:style-name="P3"><text:span text:style-name="Source_20_Text"><text:s text:c="4"/>id INT AUTO_INCREMENT PRIMARY KEY,</text:span></text:p>
      <text:p text:style-name="P3"><text:span text:style-name="Source_20_Text"><text:s text:c="4"/>nombre VARCHAR(50) NOT NULL,</text:span></text:p>
      <text:p text:style-name="P3"><text:span text:style-name="Source_20_Text"><text:s text:c="4"/>apellido VARCHAR(50) NOT NULL,</text:span></text:p>
      <text:p text:style-name="P3"><text:span text:style-name="Source_20_Text"><text:s text:c="4"/>salario DECIMAL(10, 2),</text:span></text:p>
      <text:p text:style-name="P3"><text:span text:style-name="Source_20_Text"><text:s text:c="4"/>departamento VARCHAR(50)</text:span></text:p>
      <text:p text:style-name="P4"><text:span text:style-name="Source_20_Text">);</text:span></text:p>
      <text:h text:style-name="Heading_20_3" text:outline-level="3">Insertar Datos en la Tabla <text:span text:style-name="Source_20_Text">empleados</text:span></text:h>
      <text:p text:style-name="Text_20_body">Vamos a insertar algunos datos de ejemplo en la tabla <text:span text:style-name="Source_20_Text">empleados</text:span>:</text:p>
      <text:p text:style-name="Preformatted_20_Text"/>
      <text:p text:style-name="P5"><text:span text:style-name="Source_20_Text">INSERT INTO empleados (nombre, apellido, salario, departamento) VALUES </text:span></text:p>
      <text:p text:style-name="P3"><text:span text:style-name="Source_20_Text">('Juan', 'Pérez', 3500.00, 'Ventas'),</text:span></text:p>
      <text:p text:style-name="P3"><text:span text:style-name="Source_20_Text">('María', 'López', 4000.00, 'Ventas'),</text:span></text:p>
      <text:p text:style-name="P3"><text:span text:style-name="Source_20_Text">('Carlos', 'Gómez', 2500.00, 'IT'),</text:span></text:p>
      <text:p text:style-name="P4"><text:span text:style-name="Source_20_Text">('Ana', 'Martínez', 3000.00, 'IT');</text:span></text:p>
      <text:h text:style-name="P7" text:outline-level="3">Una vez tengas la tabla hay que</text:h>
      <text:h text:style-name="P8" text:outline-level="3">Crear el Procedimiento Almacenado</text:h>
      <text:p text:style-name="Text_20_body">Ahora, crearemos un procedimiento almacenado llamado <text:span text:style-name="Source_20_Text">calcularSalarioTotal</text:span> que recibirá el nombre del departamento y devolverá el salario total de los empleados en ese departamento.</text:p>
      <text:p text:style-name="Preformatted_20_Text"/>
      <text:p text:style-name="P5"><text:span text:style-name="Source_20_Text">DELIMITER //</text:span></text:p>
      <text:p text:style-name="P3"/>
      <text:p text:style-name="P3"><text:span text:style-name="Source_20_Text">CREATE PROCEDURE calcularSalarioTotal(</text:span></text:p>
      <text:p text:style-name="P3"><text:span text:style-name="Source_20_Text"><text:s text:c="4"/>IN p_departamento VARCHAR(50),</text:span></text:p>
      <text:p text:style-name="P3"><text:span text:style-name="Source_20_Text"><text:s text:c="4"/>OUT p_salario_total DECIMAL(10, 2)</text:span></text:p>
      <text:p text:style-name="P3"><text:span text:style-name="Source_20_Text">)</text:span></text:p>
      <text:p text:style-name="P3"><text:span text:style-name="Source_20_Text">BEGIN</text:span></text:p>
      <text:p text:style-name="P3"><text:soft-page-break/><text:span text:style-name="Source_20_Text"><text:s text:c="4"/>SELECT SUM(salario) INTO p_salario_total</text:span></text:p>
      <text:p text:style-name="P3"><text:span text:style-name="Source_20_Text"><text:s text:c="4"/>FROM empleados</text:span></text:p>
      <text:p text:style-name="P3"><text:span text:style-name="Source_20_Text"><text:s text:c="4"/>WHERE departamento = p_departamento;</text:span></text:p>
      <text:p text:style-name="P3"><text:span text:style-name="Source_20_Text">END //</text:span></text:p>
      <text:p text:style-name="P3"/>
      <text:p text:style-name="P4"><text:span text:style-name="Source_20_Text">DELIMITER ;</text:span></text:p>
      <text:p text:style-name="P2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06:51:20.189000000</meta:creation-date>
    <dc:date>2024-11-14T11:06:44.307000000</dc:date>
    <meta:editing-duration>PT2H47M8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7" meta:word-count="217" meta:character-count="1584" meta:non-whitespace-character-count="1365"/>
  </office:meta>
</office:document-meta>
</file>